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DejaVu Sans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3" style:family="table-cell" style:parent-style-name="Default" style:data-style-name="N2">
      <style:text-properties style:font-name="DejaVu Sans"/>
    </style:style>
    <style:style style:name="ce4" style:family="table-cell" style:parent-style-name="Default" style:data-style-name="N2">
      <style:text-properties style:font-name="DejaVu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DejaVu Sans" fo:hyphenate="true"/>
    </style:style>
    <style:style style:name="ce6" style:family="table-cell" style:parent-style-name="Default" style:data-style-name="N1">
      <style:text-properties style:font-name="DejaVu Sans"/>
    </style:style>
    <style:style style:name="ce7" style:family="table-cell" style:parent-style-name="Default" style:data-style-name="N129">
      <style:text-properties style:font-name="DejaVu Sans"/>
    </style:style>
    <style:style style:name="ce8" style:family="table-cell" style:parent-style-name="Default" style:data-style-name="N2">
      <style:text-properties style:font-name="DejaVu Sans" fo:font-weight="normal" style:font-weight-asian="normal" style:font-weight-complex="normal"/>
    </style:style>
    <style:style style:name="ce9" style:family="table-cell" style:parent-style-name="Default">
      <style:text-properties style:font-name="DejaVu Sans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font-name="DejaVu Sans" fo:hyphenate="true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20/02/2014</text:p>
          </table:table-cell>
          <table:covered-table-cell/>
          <table:table-cell table:number-columns-repeated="2"/>
          <table:table-cell table:style-name="ce2" office:value-type="date" office:date-value="2014-03-05" calcext:value-type="date" table:number-columns-spanned="2" table:number-rows-spanned="1">
            <text:p>03/05/14</text:p>
          </table:table-cell>
          <table:covered-table-cell/>
          <table:table-cell table:number-columns-repeated="2"/>
          <table:table-cell table:style-name="ce2" office:value-type="date" office:date-value="2014-05-05" calcext:value-type="date" table:number-columns-spanned="2" table:number-rows-spanned="1">
            <text:p>05/05/14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1.63" calcext:value-type="float">
            <text:p>81.63</text:p>
          </table:table-cell>
          <table:table-cell office:value-type="float" office:value="88.17" calcext:value-type="float">
            <text:p>88.17</text:p>
          </table:table-cell>
          <table:table-cell table:number-columns-repeated="2"/>
          <table:table-cell table:style-name="ce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51.54" calcext:value-type="float">
            <text:p>51.54</text:p>
          </table:table-cell>
          <table:table-cell office:value-type="float" office:value="63.13" calcext:value-type="float">
            <text:p>63.13</text:p>
          </table:table-cell>
          <table:table-cell table:number-columns-repeated="2"/>
          <table:table-cell table:style-name="ce7" office:value-type="float" office:value="51.8" calcext:value-type="float">
            <text:p>51.8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table:style-name="ce7" office:value-type="float" office:value="54.2" calcext:value-type="float">
            <text:p>54.2</text:p>
          </table:table-cell>
          <table:table-cell office:value-type="float" office:value="71.7" calcext:value-type="float">
            <text:p>71.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49.75" calcext:value-type="float">
            <text:p>49.75</text:p>
          </table:table-cell>
          <table:table-cell office:value-type="float" office:value="45.45" calcext:value-type="float">
            <text:p>45.45</text:p>
          </table:table-cell>
          <table:table-cell table:number-columns-repeated="2"/>
          <table:table-cell table:style-name="ce7" office:value-type="float" office:value="71.8" calcext:value-type="float">
            <text:p>71.8</text:p>
          </table:table-cell>
          <table:table-cell table:style-name="ce7" office:value-type="float" office:value="88" calcext:value-type="float">
            <text:p>88.0</text:p>
          </table:table-cell>
          <table:table-cell table:style-name="ce7"/>
          <table:table-cell/>
          <table:table-cell table:style-name="ce7" office:value-type="float" office:value="71.9" calcext:value-type="float">
            <text:p>71.9</text:p>
          </table:table-cell>
          <table:table-cell table:style-name="ce7" office:value-type="float" office:value="89" calcext:value-type="float">
            <text:p>89.0</text:p>
          </table:table-cell>
          <table:table-cell table:style-name="ce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1*[.D4]*[.D5]*[.D6]" office:value-type="float" office:value="20.930870745" calcext:value-type="float">
            <text:p>20.93</text:p>
          </table:table-cell>
          <table:table-cell table:style-name="ce3" table:formula="of:=0.0001*[.E4]*[.E5]*[.E6]" office:value-type="float" office:value="25.2982521945" calcext:value-type="float">
            <text:p>25.30</text:p>
          </table:table-cell>
          <table:table-cell table:style-name="ce3" table:number-columns-repeated="2"/>
          <table:table-cell table:style-name="ce3" table:formula="of:=0.0001*[.H4]*[.H5]*[.H6]" office:value-type="float" office:value="30.869692" calcext:value-type="float">
            <text:p>30.87</text:p>
          </table:table-cell>
          <table:table-cell table:style-name="ce3" table:formula="of:=0.0001*[.I4]*[.I5]*[.I6]" office:value-type="float" office:value="46.05216" calcext:value-type="float">
            <text:p>46.05</text:p>
          </table:table-cell>
          <table:table-cell table:style-name="ce3"/>
          <table:table-cell/>
          <table:table-cell table:style-name="ce3" table:formula="of:=0.0001*[.L4]*[.L5]*[.L6]" office:value-type="float" office:value="32.344934" calcext:value-type="float">
            <text:p>32.34</text:p>
          </table:table-cell>
          <table:table-cell table:style-name="ce3" table:formula="of:=0.0001*[.M4]*[.M5]*[.M6]" office:value-type="float" office:value="53.60292" calcext:value-type="float">
            <text:p>53.60</text:p>
          </table:table-cell>
          <table:table-cell table:style-name="ce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[.D5]*[.D6]*0.01" office:value-type="float" office:value="25.64115" calcext:value-type="float">
            <text:p>25.64</text:p>
          </table:table-cell>
          <table:table-cell table:style-name="ce3" table:formula="of:=[.E5]*[.E6]*0.01" office:value-type="float" office:value="28.692585" calcext:value-type="float">
            <text:p>28.69</text:p>
          </table:table-cell>
          <table:table-cell table:style-name="ce3"/>
          <table:table-cell/>
          <table:table-cell table:style-name="ce3" table:formula="of:=[.H5]*[.H6]*0.01" office:value-type="float" office:value="37.1924" calcext:value-type="float">
            <text:p>37.19</text:p>
          </table:table-cell>
          <table:table-cell table:style-name="ce3" table:formula="of:=[.I5]*[.I6]*0.01" office:value-type="float" office:value="54.824" calcext:value-type="float">
            <text:p>54.82</text:p>
          </table:table-cell>
          <table:table-cell table:style-name="ce3"/>
          <table:table-cell/>
          <table:table-cell table:style-name="ce3" table:formula="of:=[.L5]*[.L6]*0.01" office:value-type="float" office:value="38.9698" calcext:value-type="float">
            <text:p>38.97</text:p>
          </table:table-cell>
          <table:table-cell table:style-name="ce3" table:formula="of:=[.M5]*[.M6]*0.01" office:value-type="float" office:value="63.813" calcext:value-type="float">
            <text:p>63.81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4" table:formula="of:=[.D4]*[.D6]*0.01" office:value-type="float" office:value="40.610925" calcext:value-type="float">
            <text:p>40.61</text:p>
          </table:table-cell>
          <table:table-cell table:style-name="ce4" table:formula="of:=[.E4]*[.E6]*0.01" office:value-type="float" office:value="40.073265" calcext:value-type="float">
            <text:p>40.07</text:p>
          </table:table-cell>
          <table:table-cell table:style-name="ce4"/>
          <table:table-cell table:style-name="ce9"/>
          <table:table-cell table:style-name="ce4" table:formula="of:=[.H4]*[.H6]*0.01" office:value-type="float" office:value="59.594" calcext:value-type="float">
            <text:p>59.59</text:p>
          </table:table-cell>
          <table:table-cell table:style-name="ce4" table:formula="of:=[.I4]*[.I6]*0.01" office:value-type="float" office:value="73.92" calcext:value-type="float">
            <text:p>73.92</text:p>
          </table:table-cell>
          <table:table-cell table:style-name="ce4"/>
          <table:table-cell/>
          <table:table-cell table:style-name="ce4" table:formula="of:=[.L4]*[.L6]*0.01" office:value-type="float" office:value="59.677" calcext:value-type="float">
            <text:p>59.68</text:p>
          </table:table-cell>
          <table:table-cell table:style-name="ce4" table:formula="of:=[.M4]*[.M6]*0.01" office:value-type="float" office:value="74.76" calcext:value-type="float">
            <text:p>74.76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3" table:formula="of:=[.D4]*[.D5]*0.01" office:value-type="float" office:value="42.072102" calcext:value-type="float">
            <text:p>42.07</text:p>
          </table:table-cell>
          <table:table-cell table:style-name="ce3" table:formula="of:=[.E4]*[.E5]*0.01" office:value-type="float" office:value="55.661721" calcext:value-type="float">
            <text:p>55.66</text:p>
          </table:table-cell>
          <table:table-cell table:style-name="ce3"/>
          <table:table-cell/>
          <table:table-cell table:style-name="ce3" table:formula="of:=[.H4]*[.H5]*0.01" office:value-type="float" office:value="42.994" calcext:value-type="float">
            <text:p>42.99</text:p>
          </table:table-cell>
          <table:table-cell table:style-name="ce3" table:formula="of:=[.I4]*[.I5]*0.01" office:value-type="float" office:value="52.332" calcext:value-type="float">
            <text:p>52.33</text:p>
          </table:table-cell>
          <table:table-cell table:style-name="ce3"/>
          <table:table-cell/>
          <table:table-cell table:style-name="ce3" table:formula="of:=[.L4]*[.L5]*0.01" office:value-type="float" office:value="44.986" calcext:value-type="float">
            <text:p>44.99</text:p>
          </table:table-cell>
          <table:table-cell table:style-name="ce3" table:formula="of:=[.M4]*[.M5]*0.01" office:value-type="float" office:value="60.228" calcext:value-type="float">
            <text:p>60.23</text:p>
          </table:table-cell>
          <table:table-cell table:style-name="ce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3">
            <text:p>First naive implementation, performs exact matches</text:p>
          </table:table-cell>
          <table:covered-table-cell/>
          <table:table-cell table:number-columns-repeated="2"/>
          <table:table-cell table:style-name="ce10" office:value-type="string" calcext:value-type="string" table:number-columns-spanned="2" table:number-rows-spanned="3">
            <text:p>Mapped Dico* roles to their correct VerbNet rôle</text:p>
          </table:table-cell>
          <table:covered-table-cell/>
          <table:table-cell table:number-columns-repeated="2"/>
          <table:table-cell table:style-name="ce5" office:value-type="string" calcext:value-type="string" table:number-columns-spanned="2" table:number-rows-spanned="3">
            <text:p>Handled 'NP.Agent NP.Agent V NP.Patient' → 'NP.Agent V NP.Patient'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date" office:date-value="2014-06-05" calcext:value-type="date" table:number-columns-spanned="2" table:number-rows-spanned="1">
            <text:p>06/05/14</text:p>
          </table:table-cell>
          <table:covered-table-cell/>
          <table:table-cell table:number-columns-repeated="4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lemmes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table:style-name="ce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frames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float" office:value="77.9" calcext:value-type="float">
            <text:p>77.9</text:p>
          </table:table-cell>
          <table:table-cell office:value-type="float" office:value="66.7" calcext:value-type="float">
            <text:p>66.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table:style-name="ce7" office:value-type="float" office:value="79.4" calcext:value-type="float">
            <text:p>79.4</text:p>
          </table:table-cell>
          <table:table-cell office:value-type="float" office:value="78.1" calcext:value-type="float">
            <text:p>78.1</text:p>
          </table:table-cell>
          <table:table-cell table:number-columns-repeated="2"/>
          <table:table-cell office:value-type="string" calcext:value-type="string">
            <text:p>classes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float" office:value="64.2" calcext:value-type="float">
            <text:p>64.2</text:p>
          </table:table-cell>
          <table:table-cell office:value-type="float" office:value="6.2" calcext:value-type="float">
            <text:p>6.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table:style-name="ce7" office:value-type="float" office:value="73.6" calcext:value-type="float">
            <text:p>73.6</text:p>
          </table:table-cell>
          <table:table-cell table:style-name="ce7" office:value-type="float" office:value="89.1" calcext:value-type="float">
            <text:p>89.1</text:p>
          </table:table-cell>
          <table:table-cell table:number-columns-repeated="2"/>
          <table:table-cell office:value-type="string" calcext:value-type="string">
            <text:p>roles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96.9" calcext:value-type="float">
            <text:p>96.9</text:p>
          </table:table-cell>
          <table:table-cell office:value-type="float" office:value="70.3" calcext:value-type="float">
            <text:p>70.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1*[.D22]*[.D23]*[.D24]" office:value-type="float" office:value="48.503872" calcext:value-type="float">
            <text:p>48.50</text:p>
          </table:table-cell>
          <table:table-cell table:style-name="ce3" table:formula="of:=0.0001*[.E22]*[.E23]*[.E24]" office:value-type="float" office:value="58.453164" calcext:value-type="float">
            <text:p>58.45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/>
          <table:table-cell table:style-name="ce3" table:formula="of:=0.000001*[.J21]*[.J22]*[.J23]*[.J24]" office:value-type="float" office:value="29.91244553" calcext:value-type="float">
            <text:p>29.91</text:p>
          </table:table-cell>
          <table:table-cell table:style-name="ce3" table:formula="of:=0.000001*[.K21]*[.K22]*[.K23]*[.K24]" office:value-type="float" office:value="40.707604728" calcext:value-type="float">
            <text:p>40.71</text:p>
          </table:table-cell>
          <table:table-cell table:style-name="ce3" table:formula="of:=0.000001*[.L21]*[.L22]*[.L23]*[.L24]" office:value-type="float" office:value="2.151317788" calcext:value-type="float">
            <text:p>2.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[.D23]*[.D24]*0.01" office:value-type="float" office:value="58.4384" calcext:value-type="float">
            <text:p>58.44</text:p>
          </table:table-cell>
          <table:table-cell table:style-name="ce3" table:formula="of:=[.E23]*[.E24]*0.01" office:value-type="float" office:value="69.5871" calcext:value-type="float">
            <text:p>69.59</text:p>
          </table:table-cell>
          <table:table-cell table:number-columns-repeated="2"/>
          <table:table-cell office:value-type="string" calcext:value-type="string">
            <text:p>lemmes OK</text:p>
          </table:table-cell>
          <table:table-cell/>
          <table:table-cell table:style-name="ce3" table:formula="of:=100*[.J22]*[.J23]*[.J24]/100^3" office:value-type="float" office:value="36.039091" calcext:value-type="float">
            <text:p>36.04</text:p>
          </table:table-cell>
          <table:table-cell table:style-name="ce3" table:formula="of:=100*[.K22]*[.K23]*[.K24]/100^3" office:value-type="float" office:value="48.4614342" calcext:value-type="float">
            <text:p>48.46</text:p>
          </table:table-cell>
          <table:table-cell table:style-name="ce3" table:formula="of:=100*[.L22]*[.L23]*[.L24]/100^3" office:value-type="float" office:value="2.9071862" calcext:value-type="float">
            <text:p>2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8" table:formula="of:=[.D22]*[.D24]*0.01" office:value-type="float" office:value="61.088" calcext:value-type="float">
            <text:p>61.09</text:p>
          </table:table-cell>
          <table:table-cell table:style-name="ce4" table:formula="of:=[.E22]*[.E24]*0.01" office:value-type="float" office:value="74.844" calcext:value-type="float">
            <text:p>74.84</text:p>
          </table:table-cell>
          <table:table-cell table:number-columns-repeated="2"/>
          <table:table-cell office:value-type="string" calcext:value-type="string">
            <text:p>frames OK</text:p>
          </table:table-cell>
          <table:table-cell/>
          <table:table-cell table:style-name="ce3" table:formula="of:=100*[.J21]*[.J23]*[.J24]/100^3" office:value-type="float" office:value="38.00819" calcext:value-type="float">
            <text:p>38.01</text:p>
          </table:table-cell>
          <table:table-cell table:style-name="ce3" table:formula="of:=100*[.K21]*[.K23]*[.K24]/100^3" office:value-type="float" office:value="52.256232" calcext:value-type="float">
            <text:p>52.26</text:p>
          </table:table-cell>
          <table:table-cell table:style-name="ce3" table:formula="of:=100*[.L21]*[.L23]*[.L24]/100^3" office:value-type="float" office:value="3.225364" calcext:value-type="float">
            <text:p>3.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[.D22]*[.D23]*0.01" office:value-type="float" office:value="65.902" calcext:value-type="float">
            <text:p>65.90</text:p>
          </table:table-cell>
          <table:table-cell table:style-name="ce3" table:formula="of:=[.E22]*[.E23]*0.01" office:value-type="float" office:value="65.604" calcext:value-type="float">
            <text:p>65.60</text:p>
          </table:table-cell>
          <table:table-cell table:number-columns-repeated="2"/>
          <table:table-cell office:value-type="string" calcext:value-type="string">
            <text:p>classes OK</text:p>
          </table:table-cell>
          <table:table-cell/>
          <table:table-cell table:style-name="ce4" table:formula="of:=100*[.J21]*[.J22]*[.J24]/100^3" office:value-type="float" office:value="59.115505" calcext:value-type="float">
            <text:p>59.12</text:p>
          </table:table-cell>
          <table:table-cell table:style-name="ce4" table:formula="of:=100*[.K21]*[.K22]*[.K24]/100^3" office:value-type="float" office:value="63.407484" calcext:value-type="float">
            <text:p>63.41</text:p>
          </table:table-cell>
          <table:table-cell table:style-name="ce4" table:formula="of:=100*[.L21]*[.L22]*[.L24]/100^3" office:value-type="float" office:value="34.698674" calcext:value-type="float">
            <text:p>34.70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roles OK</text:p>
          </table:table-cell>
          <table:table-cell/>
          <table:table-cell table:style-name="ce3" table:formula="of:=100*[.J21]*[.J22]*[.J23]/100^3" office:value-type="float" office:value="33.052426" calcext:value-type="float">
            <text:p>33.05</text:p>
          </table:table-cell>
          <table:table-cell table:style-name="ce3" table:formula="of:=100*[.K21]*[.K22]*[.K23]/100^3" office:value-type="float" office:value="42.009912" calcext:value-type="float">
            <text:p>42.01</text:p>
          </table:table-cell>
          <table:table-cell table:style-name="ce3" table:formula="of:=100*[.L21]*[.L22]*[.L23]/100^3" office:value-type="float" office:value="3.060196" calcext:value-type="float">
            <text:p>3.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3">
            <text:p>Handled 'V NP.Patient''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table-cell table:style-name="ce5" office:value-type="string" calcext:value-type="string" table:number-columns-spanned="2" table:number-rows-spanned="3">
            <text:p>Added Kicktionary and identified classes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9"/>
          <table:covered-table-cell table:number-columns-repeated="2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8.9" calcext:value-type="float">
            <text:p>78.9</text:p>
          </table:table-cell>
          <table:table-cell office:value-type="float" office:value="85.6" calcext:value-type="float">
            <text:p>85.6</text:p>
          </table:table-cell>
          <table:table-cell office:value-type="float" office:value="67.5" calcext:value-type="float">
            <text:p>6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67.7" calcext:value-type="float">
            <text:p>67.7</text:p>
          </table:table-cell>
          <table:table-cell office:value-type="float" office:value="8.2" calcext:value-type="float">
            <text:p>8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6.4" calcext:value-type="float">
            <text:p>96.4</text:p>
          </table:table-cell>
          <table:table-cell office:value-type="float" office:value="59.5" calcext:value-type="float">
            <text:p>59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001*[.D40]*[.D41]*[.D42]*[.D43]" office:value-type="float" office:value="29.97796032" calcext:value-type="float">
            <text:p>29.98</text:p>
          </table:table-cell>
          <table:table-cell table:style-name="ce3" table:formula="of:=0.000001*[.E40]*[.E41]*[.E42]*[.E43]" office:value-type="float" office:value="49.161161984" calcext:value-type="float">
            <text:p>49.16</text:p>
          </table:table-cell>
          <table:table-cell table:style-name="ce3" table:formula="of:=0.000001*[.F40]*[.F41]*[.F42]*[.F43]" office:value-type="float" office:value="2.3053275" calcext:value-type="float">
            <text:p>2.3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100*[.D41]*[.D42]*[.D43]/100^3" office:value-type="float" office:value="37.4724504" calcext:value-type="float">
            <text:p>37.47</text:p>
          </table:table-cell>
          <table:table-cell table:style-name="ce3" table:formula="of:=100*[.E41]*[.E42]*[.E43]/100^3" office:value-type="float" office:value="55.8649568" calcext:value-type="float">
            <text:p>55.86</text:p>
          </table:table-cell>
          <table:table-cell table:style-name="ce3" table:formula="of:=100*[.F41]*[.F42]*[.F43]/100^3" office:value-type="float" office:value="3.293325" calcext:value-type="float">
            <text:p>3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3" table:formula="of:=100*[.D40]*[.D42]*[.D43]/100^3" office:value-type="float" office:value="37.99488" calcext:value-type="float">
            <text:p>37.99</text:p>
          </table:table-cell>
          <table:table-cell table:style-name="ce3" table:formula="of:=100*[.E40]*[.E42]*[.E43]/100^3" office:value-type="float" office:value="57.431264" calcext:value-type="float">
            <text:p>57.43</text:p>
          </table:table-cell>
          <table:table-cell table:style-name="ce3" table:formula="of:=100*[.F40]*[.F42]*[.F43]/100^3" office:value-type="float" office:value="3.4153" calcext:value-type="float">
            <text:p>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4" table:formula="of:=100*[.D40]*[.D41]*[.D43]/100^3" office:value-type="float" office:value="58.32288" calcext:value-type="float">
            <text:p>58.32</text:p>
          </table:table-cell>
          <table:table-cell table:style-name="ce4" table:formula="of:=100*[.E40]*[.E41]*[.E43]/100^3" office:value-type="float" office:value="72.616192" calcext:value-type="float">
            <text:p>72.62</text:p>
          </table:table-cell>
          <table:table-cell table:style-name="ce4" table:formula="of:=100*[.F40]*[.F41]*[.F43]/100^3" office:value-type="float" office:value="28.11375" calcext:value-type="float">
            <text:p>28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3" table:formula="of:=100*[.D40]*[.D41]*[.D42]/100^3" office:value-type="float" office:value="32.44368" calcext:value-type="float">
            <text:p>32.44</text:p>
          </table:table-cell>
          <table:table-cell table:style-name="ce3" table:formula="of:=100*[.E40]*[.E41]*[.E42]/100^3" office:value-type="float" office:value="50.997056" calcext:value-type="float">
            <text:p>51.00</text:p>
          </table:table-cell>
          <table:table-cell table:style-name="ce3" table:formula="of:=100*[.F40]*[.F41]*[.F42]/100^3" office:value-type="float" office:value="3.8745" calcext:value-type="float">
            <text:p>3.8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3">
            <text:p>new reproducible split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number-style style:name="N129">
      <number:number number:decimal-places="1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 style:data-style-name="N2" text:time-value="11:04:10.461267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4:16:55.452932340</meta:creation-date>
    <dc:date>2014-09-25T12:05:34.784893763</dc:date>
    <meta:editing-duration>P2DT5H56M21S</meta:editing-duration>
    <meta:editing-cycles>9</meta:editing-cycles>
    <meta:generator>LibreOffice/4.3.1.2$Linux_X86_64 LibreOffice_project/430m0$Build-2</meta:generator>
    <meta:document-statistic meta:table-count="1" meta:cell-count="166" meta:object-count="0"/>
  </office:meta>
</office:document-meta>
</file>